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9ad7e" officeooo:paragraph-rsid="0019ad7e" style:font-weight-asian="normal" style:font-weight-complex="normal"/>
    </style:style>
    <style:style style:name="P2" style:family="paragraph" style:parent-style-name="Standard">
      <style:text-properties fo:font-size="16pt" fo:font-weight="bold" officeooo:rsid="0019ad7e" officeooo:paragraph-rsid="0019ad7e" style:font-weight-asian="bold" style:font-weight-complex="bold"/>
    </style:style>
    <style:style style:name="P3" style:family="paragraph" style:parent-style-name="Standard">
      <style:text-properties fo:font-size="20pt" fo:font-weight="bold" officeooo:rsid="0019ad7e" officeooo:paragraph-rsid="0019ad7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48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stom video player :</text:p>
      <text:p text:style-name="P1">&lt;video src=”location”&gt;&lt;/video&gt;</text:p>
      <text:p text:style-name="P1"/>
      <text:p text:style-name="P1">add <text:span text:style-name="T1">‘controls’</text:span> attribute to include pause/play, volume up/down, &amp; other basic video controls.</text:p>
      <text:p text:style-name="P2"/>
      <text:p text:style-name="P2">&lt;video src=”” control <text:span text:style-name="T2">s</text:span>&gt;&lt;/video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01:25:34.211460274</meta:creation-date>
    <dc:date>2021-01-27T01:28:35.213663756</dc:date>
    <meta:editing-duration>PT3M1S</meta:editing-duration>
    <meta:editing-cycles>2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4" meta:word-count="23" meta:character-count="176" meta:non-whitespace-character-count="157"/>
  </office:meta>
</office:document-meta>
</file>